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068" officeooo:paragraph-rsid="0016e0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ol level information downloaded from US Dep of Education:</text:p>
      <text:p text:style-name="P1"><text:a xlink:type="simple" xlink:href="https://nces.ed.gov/ccd/pubschuniv.asp" text:style-name="Internet_20_link" text:visited-style-name="Visited_20_Internet_20_Link">https://nces.ed.gov/ccd/pubschuniv.asp</text:a></text:p>
      <text:p text:style-name="P1"/>
      <text:p text:style-name="P1">on 8/28/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0:50:33.286909676</meta:creation-date>
    <dc:date>2018-08-28T10:51:13.887147650</dc:date>
    <meta:editing-duration>PT41S</meta:editing-duration>
    <meta:editing-cycles>1</meta:editing-cycles>
    <meta:document-statistic meta:table-count="0" meta:image-count="0" meta:object-count="0" meta:page-count="1" meta:paragraph-count="3" meta:word-count="12" meta:character-count="109" meta:non-whitespace-character-count="100"/>
    <meta:generator>LibreOffice/6.0.3.2$Linux_X86_64 LibreOffice_project/00m0$Build-2</meta:generator>
  </office:meta>
</office:document-meta>
</file>